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Heading1" style:master-page-name="MP0" style:family="paragraph">
      <style:paragraph-properties fo:break-before="page"/>
    </style:style>
  </office:automatic-styles>
  <office:body>
    <office:text text:use-soft-page-breaks="true">
      <text:h text:style-name="P1" text:outline-level="1">Stage 1 – Removal of jQuery + Axios Addition</text:h>
      <text:h text:style-name="Heading2" text:outline-level="2">Notes</text:h>
      <text:p text:style-name="Normal">Axios added to file via CDN</text:p>
      <text:p text:style-name="Normal">DOM elements converted to plain JS. This took most of the time during this stage. This will however allow us to compare the benefits of avoiding using jQuery for the DOM manipulation.</text:p>
      <text:p text:style-name="Normal">A Git repository has created but is not critically important to include if no version control is desired. Using some version control is recommended on the other hand. Popular examples include<text:s/><text:a xlink:href="https://git-scm.com/" office:target-frame-name="_top" xlink:show="replace"><text:span text:style-name="Hyperlink">Git</text:span></text:a><text:s/>and<text:s/><text:a xlink:href="https://subversion.apache.org/" office:target-frame-name="_top" xlink:show="replace"><text:span text:style-name="Hyperlink">SVN</text:span></text:a>, with Git being the more prominent of the two. Git repository management solutions include<text:s/><text:a xlink:href="https://github.com/" office:target-frame-name="_top" xlink:show="replace"><text:span text:style-name="Hyperlink">GitHub</text:span></text:a>,<text:s/><text:a xlink:href="https://bitbucket.org/product" office:target-frame-name="_top" xlink:show="replace"><text:span text:style-name="Hyperlink">Bitbucket</text:span></text:a><text:s/>and<text:s/><text:a xlink:href="https://about.gitlab.com/" office:target-frame-name="_top" xlink:show="replace"><text:span text:style-name="Hyperlink">Gitlab</text:span></text:a>. Either of these will function similarly to one another for the purpose of managing the source code repositories for given projects.<text:s/></text:p>
      <text:p text:style-name="Normal"/>
      <text:h text:style-name="Heading2" text:outline-level="2">Obstacle encountered, if applicable</text:h>
      <text:p text:style-name="Normal">API data being returned as HTML text. Will need to accept and sanitise input.</text:p>
      <text:h text:style-name="Heading2" text:outline-level="2">Additions</text:h>
      <text:p text:style-name="Normal">axios.min.js<text:tab/>200<text:tab/>script<text:tab/>(index)<text:tab/>5.1 kB</text:p>
      <text:h text:style-name="Heading2" text:outline-level="2">Removals</text:h>
      <text:p text:style-name="Normal">jquery-3.3.1.min.js<text:tab/>200<text:tab/>script<text:tab/>old.html<text:tab/>30.6 kB</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ryl D</meta:initial-creator>
    <dc:creator>Darryl D</dc:creator>
    <meta:creation-date>2021-02-26T13:03:00Z</meta:creation-date>
    <dc:date>2021-02-26T14:29:00Z</dc:date>
    <meta:template xlink:href="Normal" xlink:type="simple"/>
    <meta:editing-cycles>2</meta:editing-cycles>
    <meta:editing-duration>PT5160S</meta:editing-duration>
    <meta:document-statistic meta:page-count="1" meta:paragraph-count="2" meta:word-count="172" meta:character-count="1155" meta:row-count="8" meta:non-whitespace-character-count="985"/>
  </office:meta>
</office:document-meta>
</file>